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Monospace"/>
    </style:style>
    <style:style style:name="P2" style:family="paragraph" style:parent-style-name="Standard">
      <style:text-properties style:font-name="Monospace" officeooo:rsid="0036432c" officeooo:paragraph-rsid="0036432c"/>
    </style:style>
    <style:style style:name="P3" style:family="paragraph" style:parent-style-name="Text_20_body">
      <style:text-properties style:font-name="Monospace"/>
    </style:style>
    <style:style style:name="P4" style:family="paragraph" style:parent-style-name="Text_20_body">
      <style:text-properties style:font-name="Monospace" officeooo:rsid="001643c7" officeooo:paragraph-rsid="001643c7"/>
    </style:style>
    <style:style style:name="P5" style:family="paragraph" style:parent-style-name="Text_20_body">
      <style:text-properties style:font-name="Monospace" officeooo:rsid="001e4d9b" officeooo:paragraph-rsid="001e4d9b"/>
    </style:style>
    <style:style style:name="P6" style:family="paragraph" style:parent-style-name="Text_20_body">
      <style:text-properties style:font-name="Monospace" officeooo:rsid="0021efc9" officeooo:paragraph-rsid="0021efc9"/>
    </style:style>
    <style:style style:name="P7" style:family="paragraph" style:parent-style-name="Text_20_body">
      <style:text-properties style:font-name="Monospace" officeooo:rsid="002899b4" officeooo:paragraph-rsid="002899b4"/>
    </style:style>
    <style:style style:name="P8" style:family="paragraph" style:parent-style-name="Text_20_body">
      <style:text-properties style:font-name="Monospace" officeooo:rsid="0037eabe" officeooo:paragraph-rsid="0037eabe"/>
    </style:style>
    <style:style style:name="P9" style:family="paragraph" style:parent-style-name="Table_20_Contents">
      <style:text-properties style:font-name="Monospace"/>
    </style:style>
    <style:style style:name="P10" style:family="paragraph" style:parent-style-name="Table_20_Contents">
      <style:text-properties style:font-name="Monospace" officeooo:rsid="00234a32" officeooo:paragraph-rsid="00234a32"/>
    </style:style>
    <style:style style:name="P11" style:family="paragraph" style:parent-style-name="Table_20_Contents">
      <style:text-properties style:font-name="Monospace" officeooo:rsid="002595e8" officeooo:paragraph-rsid="002595e8"/>
    </style:style>
    <style:style style:name="P12" style:family="paragraph" style:parent-style-name="Table_20_Contents">
      <style:text-properties style:font-name="Monospace" officeooo:rsid="002d966e" officeooo:paragraph-rsid="002d966e"/>
    </style:style>
    <style:style style:name="P13" style:family="paragraph" style:parent-style-name="Table_20_Contents">
      <style:text-properties style:font-name="Monospace" officeooo:rsid="002dc858" officeooo:paragraph-rsid="002dc858"/>
    </style:style>
    <style:style style:name="P14" style:family="paragraph" style:parent-style-name="Table_20_Contents">
      <style:text-properties style:font-name="Monospace" officeooo:rsid="002ec749" officeooo:paragraph-rsid="002ec749"/>
    </style:style>
    <style:style style:name="P15" style:family="paragraph" style:parent-style-name="Table_20_Contents">
      <style:text-properties style:font-name="Monospace" officeooo:rsid="00311bfb" officeooo:paragraph-rsid="00311bfb"/>
    </style:style>
    <style:style style:name="P16" style:family="paragraph" style:parent-style-name="Table_20_Contents">
      <style:text-properties style:font-name="Monospace" officeooo:rsid="00311c19" officeooo:paragraph-rsid="00311c19"/>
    </style:style>
    <style:style style:name="P17" style:family="paragraph" style:parent-style-name="Text_20_body">
      <style:text-properties style:font-name="Monospace"/>
    </style:style>
    <style:style style:name="P18" style:family="paragraph" style:parent-style-name="Text_20_body" style:list-style-name="L1">
      <style:text-properties style:font-name="Monospace" officeooo:rsid="0018323f" officeooo:paragraph-rsid="0018323f"/>
    </style:style>
    <style:style style:name="P19" style:family="paragraph" style:parent-style-name="Text_20_body" style:list-style-name="L1">
      <style:text-properties style:font-name="Monospace" officeooo:rsid="0019e423" officeooo:paragraph-rsid="001d6cf4"/>
    </style:style>
    <style:style style:name="P20" style:family="paragraph" style:parent-style-name="Text_20_body" style:list-style-name="L1">
      <style:text-properties style:font-name="Monospace" officeooo:rsid="001d6cf4" officeooo:paragraph-rsid="001d6cf4"/>
    </style:style>
    <style:style style:name="P21" style:family="paragraph" style:parent-style-name="Text_20_body">
      <style:text-properties style:font-name="Monospace" officeooo:rsid="003e821b" officeooo:paragraph-rsid="003e821b"/>
    </style:style>
    <style:style style:name="P22" style:family="paragraph" style:parent-style-name="Table_20_Contents" style:list-style-name="L2">
      <style:text-properties style:font-name="Monospace" officeooo:rsid="0027242f" officeooo:paragraph-rsid="0027242f"/>
    </style:style>
    <style:style style:name="P23" style:family="paragraph" style:parent-style-name="Table_20_Contents" style:list-style-name="L2">
      <style:text-properties style:font-name="Monospace" officeooo:rsid="002ba4fb" officeooo:paragraph-rsid="002ba4fb"/>
    </style:style>
    <style:style style:name="P24" style:family="paragraph" style:parent-style-name="Table_20_Contents">
      <style:text-properties style:font-name="Monospace" officeooo:rsid="002595e8"/>
    </style:style>
    <style:style style:name="T1" style:family="text">
      <style:text-properties officeooo:rsid="0019e423"/>
    </style:style>
    <style:style style:name="T2" style:family="text">
      <style:text-properties officeooo:rsid="001bafc0"/>
    </style:style>
    <style:style style:name="T3" style:family="text">
      <style:text-properties officeooo:rsid="001ee32a"/>
    </style:style>
    <style:style style:name="T4" style:family="text">
      <style:text-properties officeooo:rsid="00234a32"/>
    </style:style>
    <style:style style:name="T5" style:family="text">
      <style:text-properties officeooo:rsid="00239b12"/>
    </style:style>
    <style:style style:name="T6" style:family="text">
      <style:text-properties officeooo:rsid="002595e8"/>
    </style:style>
    <style:style style:name="T7" style:family="text">
      <style:text-properties officeooo:rsid="002899b4"/>
    </style:style>
    <style:style style:name="T8" style:family="text">
      <style:text-properties officeooo:rsid="002dc858"/>
    </style:style>
    <style:style style:name="T9" style:family="text">
      <style:text-properties officeooo:rsid="002ec749"/>
    </style:style>
    <style:style style:name="T10" style:family="text">
      <style:text-properties officeooo:rsid="00311bfb"/>
    </style:style>
    <style:style style:name="T11" style:family="text">
      <style:text-properties officeooo:rsid="00311c19"/>
    </style:style>
    <style:style style:name="T12" style:family="text">
      <style:text-properties officeooo:rsid="0032de03"/>
    </style:style>
    <style:style style:name="T13" style:family="text">
      <style:text-properties officeooo:rsid="003ddd1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pecifications du TP4</text:p>
      <text:p text:style-name="P3"/>
      <text:p text:style-name="P4">Structure de données de l’application :</text:p>
      <text:list xml:id="list548018090" text:style-name="L1">
        <text:list-item>
          <text:p text:style-name="P18">Une map qui fera le binding entre un nom de <text:span text:style-name="T1">document</text:span> et un id unique de ville</text:p>
        </text:list-item>
        <text:list-item>
          <text:p text:style-name="P19">Une map qui fera le binding entre un document (via son id) et <text:span text:style-name="T2">un objet de la classe Referers. Cette-dernière contiendra une map qui fera le binding entre une ville source (via son id) et le nombre total de liaisons entre cette ville source et la ville destination correspondante.</text:span></text:p>
          <text:p text:style-name="P20">La classe Referers contiendra aussi un entier permettant de savoir le nombre de liaisons qu’à une ville destination avec ses sources.</text:p>
        </text:list-item>
      </text:list>
      <text:p text:style-name="P5">La valeur courante de nombre de liens entre une source et ses destinations va permettre de créer le top 10 plus facilement avec un algorithme de tri. <text:span text:style-name="T3">(Cf partie 4)</text:span></text:p>
      <text:p text:style-name="P3"/>
      <text:p text:style-name="P7">URL des pages :</text:p>
      <text:p text:style-name="P7">Prendre en compte l’intranet</text:p>
      <text:p text:style-name="P3"/>
      <text:p text:style-name="P8">Top 10 idée de tri :</text:p>
      <text:p text:style-name="P8">Créer une multimap&lt;unsigned, unsigned&gt; avec comme clé les totaux et comme valeur l’id de la <text:span text:style-name="T13">page</text:span> destination. La map étant ordonnée de manière croissante, il faudra utiliser des reverse iterators pour la parcourir à l’envers.</text:p>
      <text:p text:style-name="P3"/>
      <text:p text:style-name="P21">Si il y’a plusieurs pages avec le même nombre de vues, ce seront seulement les premiers qui apparaîtront dans l’ordre de l’itération qui seront pris.</text:p>
      <text:p text:style-name="P3"/>
      <text:p text:style-name="P6">Liste des options de lancement de programme et des comportements qui suivront :</text:p>
      <table:table table:name="Tableau1" table:style-name="Tableau1">
        <table:table-column table:style-name="Tableau1.A"/>
        <table:table-column table:style-name="Tableau1.B"/>
        <table:table-row>
          <table:table-cell table:style-name="Tableau1.A1" office:value-type="string">
            <text:p text:style-name="P9">./<text:span text:style-name="T4">analog</text:span></text:p>
          </table:table-cell>
          <table:table-cell table:style-name="Tableau1.B1" office:value-type="string">
            <text:p text:style-name="P10">Le programme ne lancera rien et affichera une erreur <text:span text:style-name="T5">(Usage : </text:span><text:soft-page-break/><text:span text:style-name="T5">nomExec &lt;options&gt;)</text:span></text:p>
          </table:table-cell>
        </table:table-row>
        <table:table-row>
          <table:table-cell table:style-name="Tableau1.A2" office:value-type="string">
            <text:p text:style-name="P9">./<text:span text:style-name="T6">analog fichier.log</text:span></text:p>
          </table:table-cell>
          <table:table-cell table:style-name="Tableau1.B2" office:value-type="string">
            <text:p text:style-name="P11">Deux cas peuvent se poser :</text:p>
            <text:list xml:id="list3433894779" text:style-name="L2">
              <text:list-item>
                <text:p text:style-name="P22">Le fichier n’existe pas. <text:span text:style-name="T7">Le programme va donc générer une erreur. </text:span></text:p>
              </text:list-item>
              <text:list-item>
                <text:p text:style-name="P23">Le fichier existe. Plusieurs cas peuvent en découler. Si le fichier ne possède pas une extension valide (soit .txt, soit .log), le programme générera une erreur. Sinon, on regardera si le fichier est vide. Si c’est le cas, on générera une erreur. Sinon, on traîte le fichier</text:p>
              </text:list-item>
            </text:list>
          </table:table-cell>
        </table:table-row>
        <table:table-row>
          <table:table-cell table:style-name="Tableau1.A2" office:value-type="string">
            <text:p text:style-name="P24">-g</text:p>
          </table:table-cell>
          <table:table-cell table:style-name="Tableau1.B2" office:value-type="string">
            <text:p text:style-name="P12">Le programme va générer une erreur car il n’y a pas de fichier de sauvegarde.</text:p>
          </table:table-cell>
        </table:table-row>
        <table:table-row>
          <table:table-cell table:style-name="Tableau1.A2" office:value-type="string">
            <text:p text:style-name="P9">-<text:span text:style-name="T8">g fichier.dot</text:span></text:p>
          </table:table-cell>
          <table:table-cell table:style-name="Tableau1.B2" office:value-type="string">
            <text:p text:style-name="P13">Le programme générera le graphe correspondant si le traitement du fichier log s’est bien passé.</text:p>
          </table:table-cell>
        </table:table-row>
        <table:table-row>
          <table:table-cell table:style-name="Tableau1.A2" office:value-type="string">
            <text:p text:style-name="P9">-<text:span text:style-name="T9">e</text:span></text:p>
          </table:table-cell>
          <table:table-cell table:style-name="Tableau1.B2" office:value-type="string">
            <text:p text:style-name="P14">Cette option va permettre de filtrer les fichiers qui ont une extension de type image css ou javascript.</text:p>
          </table:table-cell>
        </table:table-row>
        <table:table-row>
          <table:table-cell table:style-name="Tableau1.A2" office:value-type="string">
            <text:p text:style-name="P9">-<text:span text:style-name="T10">t</text:span></text:p>
          </table:table-cell>
          <table:table-cell table:style-name="Tableau1.B2" office:value-type="string">
            <text:p text:style-name="P15">Si l’application va générer une erreur car l’heure n’est pas spécifiée.</text:p>
          </table:table-cell>
        </table:table-row>
        <table:table-row>
          <table:table-cell table:style-name="Tableau1.A2" office:value-type="string">
            <text:p text:style-name="P9">-<text:span text:style-name="T11">t hour</text:span></text:p>
          </table:table-cell>
          <table:table-cell table:style-name="Tableau1.B2" office:value-type="string">
            <text:p text:style-name="P16">Le programme <text:span text:style-name="T12">va filtrer les pages dans le fichier source en fonction de leur heure.</text:span></text:p>
          </table:table-cell>
        </table:table-row>
        <table:table-row>
          <table:table-cell table:style-name="Tableau1.A2" office:value-type="string">
            <text:p text:style-name="P9"/>
          </table:table-cell>
          <table:table-cell table:style-name="Tableau1.B2" office:value-type="string">
            <text:p text:style-name="P9"/>
          </table:table-cell>
        </table:table-row>
      </table:table>
      <text:p text:style-name="P1"/>
      <text:p text:style-name="P2">Évidemment, l’utilisateur pourra lancer le programme en utilisant plusieurs options. Toutes les options ainsi que leurs valeurs potentielles seront analysées avant le trai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5:50:09.103321759</meta:creation-date>
    <dc:date>2019-12-05T21:12:20.296582902</dc:date>
    <meta:editing-duration>PT1H28M17S</meta:editing-duration>
    <meta:editing-cycles>32</meta:editing-cycles>
    <meta:generator>LibreOffice/6.2.5.2$Linux_X86_64 LibreOffice_project/20$Build-2</meta:generator>
    <meta:document-statistic meta:table-count="1" meta:image-count="0" meta:object-count="0" meta:page-count="2" meta:paragraph-count="29" meta:word-count="402" meta:character-count="2343" meta:non-whitespace-character-count="1974"/>
  </office:meta>
</office:document-meta>
</file>